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2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3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21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 style:list-style-name="WW8Num7"/>
    <style:style style:name="P24" style:family="paragraph" style:parent-style-name="Text_20_body" style:list-style-name="WW8Num7">
      <style:text-properties style:font-name="Times New Roman"/>
    </style:style>
    <style:style style:name="P25" style:family="paragraph" style:parent-style-name="Heading_20_3">
      <style:paragraph-properties fo:margin-left="0cm" fo:margin-right="0cm" fo:text-indent="0cm" style:auto-text-indent="false"/>
      <style:text-properties style:font-name="Times New Roman"/>
    </style:style>
    <style:style style:name="P26" style:family="paragraph" style:parent-style-name="Heading_20_3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7" style:family="paragraph" style:parent-style-name="Heading_20_1">
      <style:text-properties style:font-name="Times New Roman"/>
    </style:style>
    <style:style style:name="P2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name-asian="Tahoma" style:font-size-asian="11pt" style:font-name-complex="Tahoma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T18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19" style:family="text">
      <style:text-properties fo:color="#000000" fo:font-size="12pt" style:font-name-asian="Tahoma" style:font-size-asian="12pt" style:font-name-complex="Tahoma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Memória Virtual<text:line-break/>Caso de Uso: Cadastrar Autor</text:p>
      <text:h text:style-name="P27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7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7" text:outline-level="1">Pré-condições</text:h>
      <text:p text:style-name="P16">O usuário estar logado no sistema.</text:p>
      <text:h text:style-name="P27" text:outline-level="1">Fluxo Básico de eventos</text:h>
      <text:list xml:id="list34356441" text:style-name="WW8Num7">
        <text:list-item>
          <text:p text:style-name="P24">O Catalogador seleciona a opção de cadastrar autor. O sistema exibe uma tela com os seguintes campos editáveis e opções:</text:p>
          <text:p text:style-name="P23"><text:span text:style-name="T6">- campo “Sobrenome”, </text:span><text:span text:style-name="T7">preenchimento obrigatório;</text:span></text:p>
          <text:p text:style-name="P23"><text:span text:style-name="T6">- campo “Nome”, </text:span><text:span text:style-name="T7">preenchimento obrigatório;</text:span></text:p>
          <text:p text:style-name="P24">- campo “Pseudônimo ou Codinome”</text:p>
          <text:p text:style-name="P2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4">- campo “Data de Nascimento”, com uma opção para cadastrar data precisa (No formato DD/MM/AAAA) e uma opção para cadastrar data imprecisa. <text:s text:c="6"/></text:p>
          <text:p text:style-name="P24">- campo “Data de Óbito”, com uma opção para cadastrar data precisa (No formato DD/MM/AAAA) e uma opção para cadastrar data imprecisa. <text:s text:c="4"/></text:p>
          <text:p text:style-name="P24">- botão limpar, para limpar todos os campos e recomeçar o preenchimento. <text:s text:c="86"/></text:p>
        </text:list-item>
        <text:list-item>
          <text:p text:style-name="P24">Após preencher todos os dados obrigatórios, o catalogador confirma a operação, selecionando a opção “Salvar”.</text:p>
        </text:list-item>
        <text:list-item>
          <text:p text:style-name="P24">O sistema valida o cadastramento e exibe a mensagem “Autor Cadastrado com Sucesso” </text:p>
        </text:list-item>
        <text:list-item>
          <text:p text:style-name="P24">O caso de uso termina.</text:p>
        </text:list-item>
      </text:list>
      <text:h text:style-name="P27" text:outline-level="1">Fluxos Alternativos</text:h>
      <text:p text:style-name="P5"/>
      <text:h text:style-name="P25" text:outline-level="3" text:is-list-header="true">Fluxo Alternativo 1</text:h>
      <text:h text:style-name="P26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sistema retorna à página inicial e o caso de uso termina. </text:span></text:p>
      <text:p text:style-name="P18"/>
      <text:p text:style-name="P18">Fluxo Alternativo 2</text:p>
      <text:p text:style-name="P18"/>
      <text:p text:style-name="P17"><text:soft-page-break/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1.1 Se o campo não for obrigatório: “O campo &lt;nome do campo&gt; deve ser preenchido”</text:p>
      <text:p text:style-name="P22">1.2 Se o campo for obrigatório: “O &lt;nome do campo&gt; é obrigatório”</text:p>
      <text:p text:style-name="P22"><text:s/>para todos os campos que não foram preenchidos corretamente;</text:p>
      <text:p text:style-name="P18"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s campos Nome, Sobrenome e Função ou Atividade tiverem sido <text:tab/>preenchidos com dados idênticos aos de algum autor já cadastrado</text:span></text:p>
      <text:p text:style-name="P9"><text:tab/>1. O sistema exibe mensagem 'Autor já cadastrado no sistema'.</text:p>
      <text:p text:style-name="P19"><text:tab/>2. O sistema retorna ao passo 1 do fluxo básico.</text:p>
      <text:p text:style-name="P19"/>
      <text:p text:style-name="P18">Fluxo Alternativo 4</text:p>
      <text:p text:style-name="P18"/>
      <text:p text:style-name="P18"><text:tab/><text:span text:style-name="T13">Se no passo 2 do fluxo básico o usuário tiver selecionado a opção 'Outras' em Função ou <text:tab/>Atividade e clicar em 'Salvar' sem especificar qual o tipo de autoria ou Função</text:span></text:p>
      <text:p text:style-name="P9"><text:tab/>1. O sistema exibe mensagem 'Favor, especificar a atividade'.</text:p>
      <text:p text:style-name="P19"><text:tab/>2. O sistema retorna ao passo 1 do fluxo básico.</text:p>
      <text:p text:style-name="P19"/>
      <text:h text:style-name="P27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8"/>
      <text:p text:style-name="P13"><text:span text:style-name="T18">FUNÇÃO OU ATIVIDADE :</text:span><text:span text:style-name="T19"> </text:span><text:span text:style-name="T14"><text:s/></text:span></text:p>
      <text:p text:style-name="P12"/>
      <text:p text:style-name="P10"><text:span text:style-name="T8">- </text:span><text:span text:style-name="T6">Adaptador</text:span></text:p>
      <text:p text:style-name="P11"><text:span text:style-name="T15">- </text:span>Arquiteto</text:p>
      <text:p text:style-name="P11"><text:span text:style-name="T15">- </text:span>Arranjador</text:p>
      <text:p text:style-name="P11"><text:span text:style-name="T15">- </text:span>Classificador</text:p>
      <text:p text:style-name="P11"><text:span text:style-name="T15">- </text:span>Comentador</text:p>
      <text:p text:style-name="P11"><text:span text:style-name="T15">- </text:span>Compilador</text:p>
      <text:p text:style-name="P11"><text:span text:style-name="T15">- </text:span>Cozinheiro</text:p>
      <text:p text:style-name="P11"><text:span text:style-name="T15">- </text:span>Desenhista</text:p>
      <text:p text:style-name="P11"><text:span text:style-name="T15">- </text:span>Engenheiro</text:p>
      <text:p text:style-name="P11"><text:span text:style-name="T15">- </text:span>Escritor</text:p>
      <text:p text:style-name="P11"><text:span text:style-name="T15">- </text:span>Escultor</text:p>
      <text:p text:style-name="P11"><text:span text:style-name="T15">- </text:span>Financiador</text:p>
      <text:p text:style-name="P11"><text:span text:style-name="T15">- </text:span>Fotógrafo</text:p>
      <text:p text:style-name="P11"><text:span text:style-name="T15">- </text:span>Horticultor</text:p>
      <text:p text:style-name="P11"><text:span text:style-name="T15">- </text:span>Ilustrador</text:p>
      <text:p text:style-name="P11"><text:span text:style-name="T15">- </text:span>Intérprete (Para Som)</text:p>
      <text:p text:style-name="P11"><text:span text:style-name="T15">- </text:span>Jardineiro</text:p>
      <text:p text:style-name="P11"><text:soft-page-break/><text:span text:style-name="T15">- </text:span>Pintor</text:p>
      <text:p text:style-name="P11"><text:span text:style-name="T15">- </text:span>Relator</text:p>
      <text:p text:style-name="P11"><text:span text:style-name="T15">- </text:span>Relator</text:p>
      <text:p text:style-name="P11"><text:span text:style-name="T15">- </text:span>Revisor</text:p>
      <text:p text:style-name="P11"><text:span text:style-name="T15">- </text:span>Roteirista</text:p>
      <text:p text:style-name="P7"><text:span text:style-name="T16">- </text:span><text:span text:style-name="T17">Outras (especificar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59</meta:editing-cycles>
    <meta:editing-duration>PT03H53M13S</meta:editing-duration>
    <meta:generator>OpenOffice.org/3.2$Win32 OpenOffice.org_project/320m18$Build-9502</meta:generator>
    <dc:date>2013-09-10T14:32:09.92</dc:date>
    <dc:creator>Fernando </dc:creator>
    <meta:document-statistic meta:table-count="2" meta:image-count="1" meta:object-count="0" meta:page-count="3" meta:paragraph-count="75" meta:word-count="612" meta:character-count="3686"/>
  </office:meta>
</office:document-meta>
</file>